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3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3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39"/>
        <table:table-column table:style-name="co8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21" table:default-cell-style-name="ce39"/>
        <table:table-column table:style-name="co7" table:number-columns-repeated="230" table:default-cell-style-name="Default"/>
        <table:table-row table:style-name="ro3">
          <table:table-cell table:style-name="ce3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 table:number-rows-repeated="2">
          <table:table-cell table:style-name="ce33" table:number-columns-repeated="5"/>
          <table:table-cell table:number-columns-repeated="251"/>
        </table:table-row>
        <table:table-row table:style-name="ro2">
          <table:table-cell table:style-name="ce34" office:value-type="string" calcext:value-type="string">
            <text:p>Plateform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Keywords</text:p>
          </table:table-cell>
          <table:table-cell table:style-name="ce4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oloGraphLibrary</text:p>
          </table:table-cell>
          <table:table-cell table:style-name="ce41" office:value-type="string" calcext:value-type="string">
            <text:p>To make charts, diagrams, ...</text:p>
          </table:table-cell>
          <table:table-cell table:style-name="ce40" office:value-type="string" calcext:value-type="string">
            <text:p>graphs , charts</text:p>
          </table:table-cell>
          <table:table-cell table:style-name="ce4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Dokku</text:p>
          </table:table-cell>
          <table:table-cell table:style-name="ce41" office:value-type="string" calcext:value-type="string">
            <text:p>Tool which can build and deplou apps and manage their lyfecycle</text:p>
          </table:table-cell>
          <table:table-cell table:style-name="ce40" office:value-type="string" calcext:value-type="string">
            <text:p>build , PaaS</text:p>
          </table:table-cell>
          <table:table-cell table:style-name="ce4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FTTT</text:p>
          </table:table-cell>
          <table:table-cell table:style-name="ce41" office:value-type="string" calcext:value-type="string">
            <text:p>To automate commuunity maangement</text:p>
          </table:table-cell>
          <table:table-cell table:style-name="ce40"/>
          <table:table-cell table:style-name="ce4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Buffer</text:p>
          </table:table-cell>
          <table:table-cell table:style-name="ce41" office:value-type="string" calcext:value-type="string">
            <text:p>A tool to manage easily social medias</text:p>
          </table:table-cell>
          <table:table-cell table:style-name="ce40"/>
          <table:table-cell table:style-name="ce4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nstabug</text:p>
          </table:table-cell>
          <table:table-cell table:style-name="ce41" office:value-type="string" calcext:value-type="string">
            <text:p>In-app feedback and bug tracking for mobile apps </text:p>
          </table:table-cell>
          <table:table-cell table:style-name="ce40" office:value-type="string" calcext:value-type="string">
            <text:p>bug : tracking : users</text:p>
          </table:table-cell>
          <table:table-cell table:style-name="ce4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Zapier</text:p>
          </table:table-cell>
          <table:table-cell table:style-name="ce41" office:value-type="string" calcext:value-type="string">
            <text:p>Connect the apps to use, automate tasks</text:p>
          </table:table-cell>
          <table:table-cell table:style-name="ce40" office:value-type="string" calcext:value-type="string">
            <text:p>automatisation</text:p>
          </table:table-cell>
          <table:table-cell table:style-name="ce4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Postman</text:p>
          </table:table-cell>
          <table:table-cell table:style-name="ce41" office:value-type="string" calcext:value-type="string">
            <text:p>To test and link APIs</text:p>
          </table:table-cell>
          <table:table-cell table:style-name="ce40" office:value-type="string" calcext:value-type="string">
            <text:p>API</text:p>
          </table:table-cell>
          <table:table-cell table:style-name="ce4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casso</text:p>
          </table:table-cell>
          <table:table-cell table:style-name="ce41" office:value-type="string" calcext:value-type="string">
            <text:p>A powerful image downloading and caching library</text:p>
          </table:table-cell>
          <table:table-cell table:style-name="ce40" office:value-type="string" calcext:value-type="string">
            <text:p>pictures , image , caching</text:p>
          </table:table-cell>
          <table:table-cell table:style-name="ce4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randed launch screen</text:p>
          </table:table-cell>
          <table:table-cell table:style-name="ce41" office:value-type="string" calcext:value-type="string">
            <text:p>New splash screens for Android</text:p>
          </table:table-cell>
          <table:table-cell table:style-name="ce40" office:value-type="string" calcext:value-type="string">
            <text:p>tuto , splash screen</text:p>
          </table:table-cell>
          <table:table-cell table:style-name="ce4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roScreen</text:p>
          </table:table-cell>
          <table:table-cell table:style-name="ce41" office:value-type="string" calcext:value-type="string">
            <text:p>To create intro screen on ViewPager and PageTransformer</text:p>
          </table:table-cell>
          <table:table-cell table:style-name="ce40" office:value-type="string" calcext:value-type="string">
            <text:p>tuto , intro screen</text:p>
          </table:table-cell>
          <table:table-cell table:style-name="ce4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Espresso</text:p>
          </table:table-cell>
          <table:table-cell table:style-name="ce41" office:value-type="string" calcext:value-type="string">
            <text:p>Introduction to Espresso (what else?)</text:p>
          </table:table-cell>
          <table:table-cell table:style-name="ce43" office:value-type="string" calcext:value-type="string">
            <text:p>tuto , espresso , UI tests</text:p>
          </table:table-cell>
          <table:table-cell table:style-name="ce4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ric.io</text:p>
          </table:table-cell>
          <table:table-cell table:style-name="ce41" office:value-type="string" calcext:value-type="string">
            <text:p>Bug tracking and dashboard</text:p>
          </table:table-cell>
          <table:table-cell table:style-name="ce40" office:value-type="string" calcext:value-type="string">
            <text:p>Crashlytics , Fabric.io</text:p>
          </table:table-cell>
          <table:table-cell table:style-name="ce4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</text:p>
          </table:table-cell>
          <table:table-cell table:style-name="ce41" office:value-type="string" calcext:value-type="string">
            <text:p>A library to bring fully animated Material Design components to pre-Lolipop Android</text:p>
          </table:table-cell>
          <table:table-cell table:style-name="ce40" office:value-type="string" calcext:value-type="string">
            <text:p>material design</text:p>
          </table:table-cell>
          <table:table-cell table:style-name="ce4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YahooNewOnboarding</text:p>
          </table:table-cell>
          <table:table-cell table:style-name="ce41" office:value-type="string" calcext:value-type="string">
            <text:p>Demos fo landing screens / start screens on Android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Intro</text:p>
          </table:table-cell>
          <table:table-cell table:style-name="ce41" office:value-type="string" calcext:value-type="string">
            <text:p>App intros / landing screens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xJava</text:p>
          </table:table-cell>
          <table:table-cell table:style-name="ce41" office:value-type="string" calcext:value-type="string">
            <text:p>Improving UX with RxJava</text:p>
          </table:table-cell>
          <table:table-cell table:style-name="ce40" office:value-type="string" calcext:value-type="string">
            <text:p>tuto , UX, RxJava</text:p>
          </table:table-cell>
          <table:table-cell table:style-name="ce4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Design Support Library</text:p>
          </table:table-cell>
          <table:table-cell table:style-name="ce41"/>
          <table:table-cell table:style-name="ce40" office:value-type="string" calcext:value-type="string">
            <text:p>tuto , suport library , design</text:p>
          </table:table-cell>
          <table:table-cell table:style-name="ce4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acting Action Button Toolbar</text:p>
          </table:table-cell>
          <table:table-cell table:style-name="ce41" office:value-type="string" calcext:value-type="string">
            <text:p>A floating action button transforming into toolbar</text:p>
          </table:table-cell>
          <table:table-cell table:style-name="ce40" office:value-type="string" calcext:value-type="string">
            <text:p>FAB , material : toolbar</text:p>
          </table:table-cell>
          <table:table-cell table:style-name="ce4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leView</text:p>
          </table:table-cell>
          <table:table-cell table:style-name="ce41" office:value-type="string" calcext:value-type="string">
            <text:p>A circle view containing title and subtitle</text:p>
          </table:table-cell>
          <table:table-cell table:style-name="ce40" office:value-type="string" calcext:value-type="string">
            <text:p>circle view , material</text:p>
          </table:table-cell>
          <table:table-cell table:style-name="ce4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ProgressButton</text:p>
          </table:table-cell>
          <table:table-cell table:style-name="ce41" office:value-type="string" calcext:value-type="string">
            <text:p>A circular progress button</text:p>
          </table:table-cell>
          <table:table-cell table:style-name="ce40" office:value-type="string" calcext:value-type="string">
            <text:p>circular progress button , material</text:p>
          </table:table-cell>
          <table:table-cell table:style-name="ce4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UI</text:p>
          </table:table-cell>
          <table:table-cell table:style-name="ce41" office:value-type="string" calcext:value-type="string">
            <text:p>A lib for cards UI</text:p>
          </table:table-cell>
          <table:table-cell table:style-name="ce40" office:value-type="string" calcext:value-type="string">
            <text:p>cards ui , material</text:p>
          </table:table-cell>
          <table:table-cell table:style-name="ce4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Sheets</text:p>
          </table:table-cell>
          <table:table-cell table:style-name="ce41" office:value-type="string" calcext:value-type="string">
            <text:p>A sliding bottom sheet with actions</text:p>
          </table:table-cell>
          <table:table-cell table:style-name="ce40" office:value-type="string" calcext:value-type="string">
            <text:p>bottom sheet , material</text:p>
          </table:table-cell>
          <table:table-cell table:style-name="ce4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LeanBack</text:p>
          </table:table-cell>
          <table:table-cell table:style-name="ce41" office:value-type="string" calcext:value-type="string">
            <text:p>A leanback port for Android devices</text:p>
          </table:table-cell>
          <table:table-cell table:style-name="ce40" office:value-type="string" calcext:value-type="string">
            <text:p>material , lean back , photos</text:p>
          </table:table-cell>
          <table:table-cell table:style-name="ce4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eractiveCanvas</text:p>
          </table:table-cell>
          <table:table-cell table:style-name="ce41" office:value-type="string" calcext:value-type="string">
            <text:p>Library for distribution canvas over set of devices</text:p>
          </table:table-cell>
          <table:table-cell table:style-name="ce40" office:value-type="string" calcext:value-type="string">
            <text:p>interactive canvas , devices</text:p>
          </table:table-cell>
          <table:table-cell table:style-name="ce4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Arc Menu</text:p>
          </table:table-cell>
          <table:table-cell table:style-name="ce41" office:value-type="string" calcext:value-type="string">
            <text:p>An arc menu with buttons inside</text:p>
          </table:table-cell>
          <table:table-cell table:style-name="ce40" office:value-type="string" calcext:value-type="string">
            <text:p>arc menus : buttons , material</text:p>
          </table:table-cell>
          <table:table-cell table:style-name="ce4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imations effects to TextView</text:p>
          </table:table-cell>
          <table:table-cell table:style-name="ce41" office:value-type="string" calcext:value-type="string">
            <text:p>Animations effects to text views</text:p>
          </table:table-cell>
          <table:table-cell table:style-name="ce40" office:value-type="string" calcext:value-type="string">
            <text:p>animations : text views</text:p>
          </table:table-cell>
          <table:table-cell table:style-name="ce4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ker</text:p>
          </table:table-cell>
          <table:table-cell table:style-name="ce41" office:value-type="string" calcext:value-type="string">
            <text:p>Tool to make mock objects</text:p>
          </table:table-cell>
          <table:table-cell table:style-name="ce40" office:value-type="string" calcext:value-type="string">
            <text:p>mock : fake</text:p>
          </table:table-cell>
          <table:table-cell table:style-name="ce4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Knife</text:p>
          </table:table-cell>
          <table:table-cell table:style-name="ce41" office:value-type="string" calcext:value-type="string">
            <text:p>A rich text editor component for writing in Android</text:p>
          </table:table-cell>
          <table:table-cell table:style-name="ce40" office:value-type="string" calcext:value-type="string">
            <text:p>document , edit text</text:p>
          </table:table-cell>
          <table:table-cell table:style-name="ce4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sswordEditText</text:p>
          </table:table-cell>
          <table:table-cell table:style-name="ce41" office:value-type="string" calcext:value-type="string">
            <text:p>A custom EditText with a switchable icon showing/hidding passwords</text:p>
          </table:table-cell>
          <table:table-cell table:style-name="ce40" office:value-type="string" calcext:value-type="string">
            <text:p>password : edit text</text:p>
          </table:table-cell>
          <table:table-cell table:style-name="ce4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Upgrade</text:p>
          </table:table-cell>
          <table:table-cell table:style-name="ce41" office:value-type="string" calcext:value-type="string">
            <text:p>Site de veille</text:p>
          </table:table-cell>
          <table:table-cell table:style-name="ce40" office:value-type="string" calcext:value-type="string">
            <text:p>veille , tuto , site</text:p>
          </table:table-cell>
          <table:table-cell table:style-name="ce4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Quitnow sleep time</text:p>
          </table:table-cell>
          <table:table-cell table:style-name="ce41" office:value-type="string" calcext:value-type="string">
            <text:p>Lib to be sure the user is awake before disturbing it with soundy and vibrant notificatinos</text:p>
          </table:table-cell>
          <table:table-cell table:style-name="ce40" office:value-type="string" calcext:value-type="string">
            <text:p>notifications , awake , sleep</text:p>
          </table:table-cell>
          <table:table-cell table:style-name="ce4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 view</text:p>
          </table:table-cell>
          <table:table-cell table:style-name="ce41" office:value-type="string" calcext:value-type="string">
            <text:p>Lib for a loading view</text:p>
          </table:table-cell>
          <table:table-cell table:style-name="ce40" office:value-type="string" calcext:value-type="string">
            <text:p>loading view , animations</text:p>
          </table:table-cell>
          <table:table-cell table:style-name="ce4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k Canary</text:p>
          </table:table-cell>
          <table:table-cell table:style-name="ce41" office:value-type="string" calcext:value-type="string">
            <text:p>A memory leak tool for Android and Java</text:p>
          </table:table-cell>
          <table:table-cell table:style-name="ce40" office:value-type="string" calcext:value-type="string">
            <text:p>leak , memory</text:p>
          </table:table-cell>
          <table:table-cell table:style-name="ce4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ktool</text:p>
          </table:table-cell>
          <table:table-cell table:style-name="ce41" office:value-type="string" calcext:value-type="string">
            <text:p>Tool to decompils APK files</text:p>
          </table:table-cell>
          <table:table-cell table:style-name="ce40" office:value-type="string" calcext:value-type="string">
            <text:p>APK , décompiler</text:p>
          </table:table-cell>
          <table:table-cell table:style-name="ce4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tack</text:p>
          </table:table-cell>
          <table:table-cell table:style-name="ce41" office:value-type="string" calcext:value-type="string">
            <text:p>A swipeable view stack</text:p>
          </table:table-cell>
          <table:table-cell table:style-name="ce40" office:value-type="string" calcext:value-type="string">
            <text:p>card UI, swipe , stack , UI</text:p>
          </table:table-cell>
          <table:table-cell table:style-name="ce4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motion Analysis API</text:p>
          </table:table-cell>
          <table:table-cell table:style-name="ce41" office:value-type="string" calcext:value-type="string">
            <text:p>Wrapper to Microsoft emotion analysis API</text:p>
          </table:table-cell>
          <table:table-cell table:style-name="ce40" office:value-type="string" calcext:value-type="string">
            <text:p>emotion , analysis , </text:p>
          </table:table-cell>
          <table:table-cell table:style-name="ce4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D360Player4Android</text:p>
          </table:table-cell>
          <table:table-cell table:style-name="ce41" office:value-type="string" calcext:value-type="string">
            <text:p>Lib to display pictures and 360 movies on Android</text:p>
          </table:table-cell>
          <table:table-cell table:style-name="ce40" office:value-type="float" office:value="360" calcext:value-type="float">
            <text:p>360</text:p>
          </table:table-cell>
          <table:table-cell table:style-name="ce4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illTheForm</text:p>
          </table:table-cell>
          <table:table-cell table:style-name="ce41" office:value-type="string" calcext:value-type="string">
            <text:p>Lib to fill in a easy way Edittexts and help the dev</text:p>
          </table:table-cell>
          <table:table-cell table:style-name="ce40" office:value-type="string" calcext:value-type="string">
            <text:p>aide au dev , EditText , mock , data binding</text:p>
          </table:table-cell>
          <table:table-cell table:style-name="ce4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ckito</text:p>
          </table:table-cell>
          <table:table-cell table:style-name="ce41" office:value-type="string" calcext:value-type="string">
            <text:p>To make mocks</text:p>
          </table:table-cell>
          <table:table-cell table:style-name="ce40" office:value-type="string" calcext:value-type="string">
            <text:p>tests , mocks , </text:p>
          </table:table-cell>
          <table:table-cell table:style-name="ce4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impleArcLoader</text:p>
          </table:table-cell>
          <table:table-cell table:style-name="ce41" office:value-type="string" calcext:value-type="string">
            <text:p>Simple arc animated loader</text:p>
          </table:table-cell>
          <table:table-cell table:style-name="ce40" office:value-type="string" calcext:value-type="string">
            <text:p>loader , arc</text:p>
          </table:table-cell>
          <table:table-cell table:style-name="ce4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Lide</text:p>
          </table:table-cell>
          <table:table-cell table:style-name="ce41" office:value-type="string" calcext:value-type="string">
            <text:p>Introduction to Glide, Image loader lib for Android recommended by Google</text:p>
          </table:table-cell>
          <table:table-cell table:style-name="ce40" office:value-type="string" calcext:value-type="string">
            <text:p>image loader , tuto</text:p>
          </table:table-cell>
          <table:table-cell table:style-name="ce4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Updater</text:p>
          </table:table-cell>
          <table:table-cell table:style-name="ce41" office:value-type="string" calcext:value-type="string">
            <text:p>Library that checks for apps' updates on Google Play, Github, Amazon...</text:p>
          </table:table-cell>
          <table:table-cell table:style-name="ce40" office:value-type="string" calcext:value-type="string">
            <text:p>lib , app updates</text:p>
          </table:table-cell>
          <table:table-cell table:style-name="ce4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SON</text:p>
          </table:table-cell>
          <table:table-cell table:style-name="ce41" office:value-type="string" calcext:value-type="string">
            <text:p>Lib to parse JSON</text:p>
          </table:table-cell>
          <table:table-cell table:style-name="ce40" office:value-type="string" calcext:value-type="string">
            <text:p>gson , json , parser</text:p>
          </table:table-cell>
          <table:table-cell table:style-name="ce4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ProgressCircle</text:p>
          </table:table-cell>
          <table:table-cell table:style-name="ce41" office:value-type="string" calcext:value-type="string">
            <text:p>Material progress circle around any floating action button</text:p>
          </table:table-cell>
          <table:table-cell table:style-name="ce40" office:value-type="string" calcext:value-type="string">
            <text:p>floating action button , circle , progress</text:p>
          </table:table-cell>
          <table:table-cell table:style-name="ce4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tyledDialogs</text:p>
          </table:table-cell>
          <table:table-cell table:style-name="ce41" office:value-type="string" calcext:value-type="string">
            <text:p>Dialogs with material design and headers</text:p>
          </table:table-cell>
          <table:table-cell table:style-name="ce40" office:value-type="string" calcext:value-type="string">
            <text:p>dialogs , material , header</text:p>
          </table:table-cell>
          <table:table-cell table:style-name="ce4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rogressButton</text:p>
          </table:table-cell>
          <table:table-cell table:style-name="ce41" office:value-type="string" calcext:value-type="string">
            <text:p>Progress button with indicator and footprint</text:p>
          </table:table-cell>
          <table:table-cell table:style-name="ce40" office:value-type="string" calcext:value-type="string">
            <text:p>button : progress , indicator</text:p>
          </table:table-cell>
          <table:table-cell table:style-name="ce4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Crop</text:p>
          </table:table-cell>
          <table:table-cell table:style-name="ce41" office:value-type="string" calcext:value-type="string">
            <text:p>Image cropping library for Android</text:p>
          </table:table-cell>
          <table:table-cell table:style-name="ce40" office:value-type="string" calcext:value-type="string">
            <text:p>image , cropp , lib</text:p>
          </table:table-cell>
          <table:table-cell table:style-name="ce4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Dialog</text:p>
          </table:table-cell>
          <table:table-cell table:style-name="ce41" office:value-type="string" calcext:value-type="string">
            <text:p>A custom dialog attached at the bottom</text:p>
          </table:table-cell>
          <table:table-cell table:style-name="ce40"/>
          <table:table-cell table:style-name="ce4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ekAndPop</text:p>
          </table:table-cell>
          <table:table-cell table:style-name="ce4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40"/>
          <table:table-cell table:style-name="ce4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w light theme switcher</text:p>
          </table:table-cell>
          <table:table-cell table:style-name="ce41" office:value-type="string" calcext:value-type="string">
            <text:p>Automatically switch between Dark/Light themes using the device light sensor</text:p>
          </table:table-cell>
          <table:table-cell table:style-name="ce40" office:value-type="string" calcext:value-type="string">
            <text:p>light , sensor , themes , dark , light</text:p>
          </table:table-cell>
          <table:table-cell table:style-name="ce4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alidate forms libs</text:p>
          </table:table-cell>
          <table:table-cell table:style-name="ce41" office:value-type="string" calcext:value-type="string">
            <text:p>Libs to validate Android forms</text:p>
          </table:table-cell>
          <table:table-cell table:style-name="ce40" office:value-type="string" calcext:value-type="string">
            <text:p>libs , form validation</text:p>
          </table:table-cell>
          <table:table-cell table:style-name="ce4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app versionning</text:p>
          </table:table-cell>
          <table:table-cell table:style-name="ce41"/>
          <table:table-cell table:style-name="ce40" office:value-type="string" calcext:value-type="string">
            <text:p>version</text:p>
          </table:table-cell>
          <table:table-cell table:style-name="ce4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estureView</text:p>
          </table:table-cell>
          <table:table-cell table:style-name="ce41" office:value-type="string" calcext:value-type="string">
            <text:p>ImageView and FrameLayout with gestures control and position animation</text:p>
          </table:table-cell>
          <table:table-cell table:style-name="ce40" office:value-type="string" calcext:value-type="string">
            <text:p>lib , gesture , image view</text:p>
          </table:table-cell>
          <table:table-cell table:style-name="ce4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Bar</text:p>
          </table:table-cell>
          <table:table-cell table:style-name="ce41" office:value-type="string" calcext:value-type="string">
            <text:p>A custom view component that mimics the new Material Design Bottom Navigation pattern.</text:p>
          </table:table-cell>
          <table:table-cell table:style-name="ce40" office:value-type="string" calcext:value-type="string">
            <text:p>bottom bar , material</text:p>
          </table:table-cell>
          <table:table-cell table:style-name="ce4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elector</text:p>
          </table:table-cell>
          <table:table-cell table:style-name="ce41" office:value-type="string" calcext:value-type="string">
            <text:p>A nicer-looking, more intuitive and highly customizable alternative for radio buttons and dropdowns for Android.</text:p>
          </table:table-cell>
          <table:table-cell table:style-name="ce40" office:value-type="string" calcext:value-type="string">
            <text:p>swipe selector , material</text:p>
          </table:table-cell>
          <table:table-cell table:style-name="ce4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WoWoViewPager</text:p>
          </table:table-cell>
          <table:table-cell table:style-name="ce41" office:value-type="string" calcext:value-type="string">
            <text:p>Optimized for scrolling app intros or making your CV app. Free and open source.</text:p>
          </table:table-cell>
          <table:table-cell table:style-name="ce40" office:value-type="string" calcext:value-type="string">
            <text:p>view pager , fun</text:p>
          </table:table-cell>
          <table:table-cell table:style-name="ce4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eedo Layout</text:p>
          </table:table-cell>
          <table:table-cell table:style-name="ce41" office:value-type="string" calcext:value-type="string">
            <text:p>Full aspect ratio grid LayoutManager for Android's RecyclerView</text:p>
          </table:table-cell>
          <table:table-cell table:style-name="ce40"/>
          <table:table-cell table:style-name="ce4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itBlockRefresh</text:p>
          </table:table-cell>
          <table:table-cell table:style-name="ce41" office:value-type="string" calcext:value-type="string">
            <text:p>A refresh view with a fun game inside</text:p>
          </table:table-cell>
          <table:table-cell table:style-name="ce40" office:value-type="string" calcext:value-type="string">
            <text:p>refresh view , game</text:p>
          </table:table-cell>
          <table:table-cell table:style-name="ce4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boutLibrairies</text:p>
          </table:table-cell>
          <table:table-cell table:style-name="ce42" office:value-type="string" calcext:value-type="string">
            <text:p>Tool which can list additional libs in a dedicated view</text:p>
          </table:table-cell>
          <table:table-cell table:style-name="ce40" office:value-type="string" calcext:value-type="string">
            <text:p>vue , libs externes , about , à <text:s/>propos</text:p>
          </table:table-cell>
          <table:table-cell table:style-name="ce4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RPInterpolator</text:p>
          </table:table-cell>
          <table:table-cell table:style-name="ce41" office:value-type="string" calcext:value-type="string">
            <text:p>AndroidRPInterpolator is the interpolator library using Rovert Penner's Easing Functions.</text:p>
          </table:table-cell>
          <table:table-cell table:style-name="ce40" office:value-type="string" calcext:value-type="string">
            <text:p>animations , interpolator</text:p>
          </table:table-cell>
          <table:table-cell table:style-name="ce4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kerBuilder</text:p>
          </table:table-cell>
          <table:table-cell table:style-name="ce41" office:value-type="string" calcext:value-type="string">
            <text:p>Versatile map area / geofence utility for google maps v2 for android</text:p>
          </table:table-cell>
          <table:table-cell table:style-name="ce40" office:value-type="string" calcext:value-type="string">
            <text:p>map , google maps</text:p>
          </table:table-cell>
          <table:table-cell table:style-name="ce4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archableSpinner</text:p>
          </table:table-cell>
          <table:table-cell table:style-name="ce41" office:value-type="string" calcext:value-type="string">
            <text:p>Spinner with searchable items.</text:p>
          </table:table-cell>
          <table:table-cell table:style-name="ce40" office:value-type="string" calcext:value-type="string">
            <text:p>spinner</text:p>
          </table:table-cell>
          <table:table-cell table:style-name="ce4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ublimePicker</text:p>
          </table:table-cell>
          <table:table-cell table:style-name="ce41" office:value-type="string" calcext:value-type="string">
            <text:p>Date picker</text:p>
          </table:table-cell>
          <table:table-cell table:style-name="ce40"/>
          <table:table-cell table:style-name="ce4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KeyboardWatcher</text:p>
          </table:table-cell>
          <table:table-cell table:style-name="ce41"/>
          <table:table-cell table:style-name="ce40" office:value-type="string" calcext:value-type="string">
            <text:p>keyboard</text:p>
          </table:table-cell>
          <table:table-cell table:style-name="ce4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TabbedDialog</text:p>
          </table:table-cell>
          <table:table-cell table:style-name="ce41"/>
          <table:table-cell table:style-name="ce40" office:value-type="string" calcext:value-type="string">
            <text:p>tabbed dialog</text:p>
          </table:table-cell>
          <table:table-cell table:style-name="ce4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tchButton</text:p>
          </table:table-cell>
          <table:table-cell table:style-name="ce41"/>
          <table:table-cell table:style-name="ce40" office:value-type="string" calcext:value-type="string">
            <text:p>switch buttons , <text:s/>material</text:p>
          </table:table-cell>
          <table:table-cell table:style-name="ce4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Toggle</text:p>
          </table:table-cell>
          <table:table-cell table:style-name="ce41" office:value-type="string" calcext:value-type="string">
            <text:p>Lib to add feature-toggle capability to Android apps</text:p>
          </table:table-cell>
          <table:table-cell table:style-name="ce40" office:value-type="string" calcext:value-type="string">
            <text:p>feature , toggle</text:p>
          </table:table-cell>
          <table:table-cell table:style-name="ce4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SQLite support library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line collapsingtoolba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dingCell</text:p>
          </table:table-cell>
          <table:table-cell table:style-name="ce41"/>
          <table:table-cell table:style-name="ce40" office:value-type="string" calcext:value-type="string">
            <text:p>material , animation , fun</text:p>
          </table:table-cell>
          <table:table-cell table:style-name="ce4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RLLinkView</text:p>
          </table:table-cell>
          <table:table-cell table:style-name="ce41"/>
          <table:table-cell table:style-name="ce40" office:value-type="string" calcext:value-type="string">
            <text:p>url , view</text:p>
          </table:table-cell>
          <table:table-cell table:style-name="ce4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MenuListView</text:p>
          </table:table-cell>
          <table:table-cell table:style-name="ce41"/>
          <table:table-cell table:style-name="ce40" office:value-type="string" calcext:value-type="string">
            <text:p>swipe , menu , list view</text:p>
          </table:table-cell>
          <table:table-cell table:style-name="ce4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iew Hove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 Layout</text:p>
          </table:table-cell>
          <table:table-cell table:style-name="ce41"/>
          <table:table-cell table:style-name="ce40" office:value-type="string" calcext:value-type="string">
            <text:p>swipe , layout , view item</text:p>
          </table:table-cell>
          <table:table-cell table:style-name="ce4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Zoom Recycler View</text:p>
          </table:table-cell>
          <table:table-cell table:style-name="ce41"/>
          <table:table-cell table:style-name="ce40" office:value-type="string" calcext:value-type="string">
            <text:p>pull to zoom</text:p>
          </table:table-cell>
          <table:table-cell table:style-name="ce4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aarcode Scanner</text:p>
          </table:table-cell>
          <table:table-cell table:style-name="ce41"/>
          <table:table-cell table:style-name="ce40" office:value-type="string" calcext:value-type="string">
            <text:p>QR Code , Google Vision API</text:p>
          </table:table-cell>
          <table:table-cell table:style-name="ce4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SelectWidget</text:p>
          </table:table-cell>
          <table:table-cell table:style-name="ce41"/>
          <table:table-cell table:style-name="ce40" office:value-type="string" calcext:value-type="string">
            <text:p>list , multi select</text:p>
          </table:table-cell>
          <table:table-cell table:style-name="ce4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esignLibrary</text:p>
          </table:table-cell>
          <table:table-cell table:style-name="ce41"/>
          <table:table-cell table:style-name="ce40" office:value-type="string" calcext:value-type="string">
            <text:p>material design , 2.2</text:p>
          </table:table-cell>
          <table:table-cell table:style-name="ce4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ialogs</text:p>
          </table:table-cell>
          <table:table-cell table:style-name="ce41"/>
          <table:table-cell table:style-name="ce40" office:value-type="string" calcext:value-type="string">
            <text:p>material , dialog</text:p>
          </table:table-cell>
          <table:table-cell table:style-name="ce4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InputCode</text:p>
          </table:table-cell>
          <table:table-cell table:style-name="ce40"/>
          <table:table-cell table:style-name="ce40" office:value-type="string" calcext:value-type="string">
            <text:p>material , input , code</text:p>
          </table:table-cell>
          <table:table-cell table:style-name="ce4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Menu</text:p>
          </table:table-cell>
          <table:table-cell table:style-name="ce40" table:number-columns-repeated="2"/>
          <table:table-cell table:style-name="ce4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pth lib</text:p>
          </table:table-cell>
          <table:table-cell table:style-name="ce40"/>
          <table:table-cell table:style-name="ce40" office:value-type="string" calcext:value-type="string">
            <text:p>depth , canvas , view</text:p>
          </table:table-cell>
          <table:table-cell table:style-name="ce4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table:number-columns-repeated="3"/>
          <table:table-cell table:style-name="ce4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yPopup</text:p>
          </table:table-cell>
          <table:table-cell table:style-name="ce40" office:value-type="string" calcext:value-type="string">
            <text:p>Expand views with animations</text:p>
          </table:table-cell>
          <table:table-cell table:style-name="ce40"/>
          <table:table-cell table:style-name="ce4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nsey</text:p>
          </table:table-cell>
          <table:table-cell table:style-name="ce40" office:value-type="string" calcext:value-type="string">
            <text:p>Gestures detection</text:p>
          </table:table-cell>
          <table:table-cell table:style-name="ce40" office:value-type="string" calcext:value-type="string">
            <text:p>gesture , detection</text:p>
          </table:table-cell>
          <table:table-cell table:style-name="ce4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coop</text:p>
          </table:table-cell>
          <table:table-cell table:style-name="ce40" office:value-type="string" calcext:value-type="string">
            <text:p>Build single-activity apps</text:p>
          </table:table-cell>
          <table:table-cell table:style-name="ce40"/>
          <table:table-cell table:style-name="ce4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se View</text:p>
          </table:table-cell>
          <table:table-cell table:style-name="ce40"/>
          <table:table-cell table:style-name="ce40" office:value-type="string" calcext:value-type="string">
            <text:p>pusle , logo , view</text:p>
          </table:table-cell>
          <table:table-cell table:style-name="ce4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agment Animations</text:p>
          </table:table-cell>
          <table:table-cell table:style-name="ce40"/>
          <table:table-cell table:style-name="ce40" office:value-type="string" calcext:value-type="string">
            <text:p>fragment , 3D animations , animations</text:p>
          </table:table-cell>
          <table:table-cell table:style-name="ce4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to make Soup</text:p>
          </table:table-cell>
          <table:table-cell table:style-name="ce40" table:number-columns-repeated="2"/>
          <table:table-cell table:style-name="ce4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ffectiveShapeView</text:p>
          </table:table-cell>
          <table:table-cell table:style-name="ce40"/>
          <table:table-cell table:style-name="ce40" office:value-type="string" calcext:value-type="string">
            <text:p>shape , view , image , cut</text:p>
          </table:table-cell>
          <table:table-cell table:style-name="ce4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Views</text:p>
          </table:table-cell>
          <table:table-cell table:style-name="ce40" table:number-columns-repeated="2"/>
          <table:table-cell table:style-name="ce4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ing Button</text:p>
          </table:table-cell>
          <table:table-cell table:style-name="ce40" table:number-columns-repeated="2"/>
          <table:table-cell table:style-name="ce4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Preferences</text:p>
          </table:table-cell>
          <table:table-cell table:style-name="ce40" table:number-columns-repeated="2"/>
          <table:table-cell table:style-name="ce4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eerProgress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Navigation Tab Strip</text:p>
          </table:table-cell>
          <table:table-cell table:style-name="ce40" table:number-columns-repeated="2"/>
          <table:table-cell table:style-name="ce4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Tools</text:p>
          </table:table-cell>
          <table:table-cell table:style-name="ce40" office:value-type="string" calcext:value-type="string">
            <text:p>Circle based animations for Android API 11+</text:p>
          </table:table-cell>
          <table:table-cell table:style-name="ce40"/>
          <table:table-cell table:style-name="ce4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Preferences</text:p>
          </table:table-cell>
          <table:table-cell table:style-name="ce40" office:value-type="string" calcext:value-type="string">
            <text:p>Custom goodlooking material preferences</text:p>
          </table:table-cell>
          <table:table-cell table:style-name="ce40"/>
          <table:table-cell table:style-name="ce4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icense tools plugin</text:p>
          </table:table-cell>
          <table:table-cell table:style-name="ce40" office:value-type="string" calcext:value-type="string">
            <text:p>Gradle plugin to check libs licenses and generate pages</text:p>
          </table:table-cell>
          <table:table-cell table:style-name="ce40"/>
          <table:table-cell table:style-name="ce4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lurView</text:p>
          </table:table-cell>
          <table:table-cell table:style-name="ce40"/>
          <table:table-cell table:style-name="ce40" office:value-type="string" calcext:value-type="string">
            <text:p>blur , view , iOS-like</text:p>
          </table:table-cell>
          <table:table-cell table:style-name="ce4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loading animations</text:p>
          </table:table-cell>
          <table:table-cell table:style-name="ce40"/>
          <table:table-cell table:style-name="ce40" office:value-type="string" calcext:value-type="string">
            <text:p>loading , animations</text:p>
          </table:table-cell>
          <table:table-cell table:style-name="ce4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ypixel</text:p>
          </table:table-cell>
          <table:table-cell table:style-name="ce40" table:number-columns-repeated="2"/>
          <table:table-cell table:style-name="ce4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rsistent Search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Vectalign</text:p>
          </table:table-cell>
          <table:table-cell table:style-name="ce40"/>
          <table:table-cell table:style-name="ce40" office:value-type="string" calcext:value-type="string">
            <text:p>animations , drawables</text:p>
          </table:table-cell>
          <table:table-cell table:style-name="ce4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art</text:p>
          </table:table-cell>
          <table:table-cell table:style-name="ce40"/>
          <table:table-cell table:style-name="ce40" office:value-type="string" calcext:value-type="string">
            <text:p>dart , butter knife , layout injection</text:p>
          </table:table-cell>
          <table:table-cell table:style-name="ce4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n Lock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exible Adapter</text:p>
          </table:table-cell>
          <table:table-cell table:style-name="ce40" table:number-columns-repeated="2"/>
          <table:table-cell table:style-name="ce4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staCapture</text:p>
          </table:table-cell>
          <table:table-cell table:style-name="ce40"/>
          <table:table-cell table:style-name="ce40" office:value-type="string" calcext:value-type="string">
            <text:p>screen shot</text:p>
          </table:table-cell>
          <table:table-cell table:style-name="ce4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eader decor</text:p>
          </table:table-cell>
          <table:table-cell table:style-name="ce40"/>
          <table:table-cell table:style-name="ce40" office:value-type="string" calcext:value-type="string">
            <text:p>recycler view , header</text:p>
          </table:table-cell>
          <table:table-cell table:style-name="ce4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ep Link Dispatch</text:p>
          </table:table-cell>
          <table:table-cell table:style-name="ce40"/>
          <table:table-cell table:style-name="ce40" office:value-type="string" calcext:value-type="string">
            <text:p>deep link</text:p>
          </table:table-cell>
          <table:table-cell table:style-name="ce4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eekBarPreference</text:p>
          </table:table-cell>
          <table:table-cell table:style-name="ce40"/>
          <table:table-cell table:style-name="ce40" office:value-type="string" calcext:value-type="string">
            <text:p>seek bar , preference</text:p>
          </table:table-cell>
          <table:table-cell table:style-name="ce4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fPic</text:p>
          </table:table-cell>
          <table:table-cell table:style-name="ce40" office:value-type="string" calcext:value-type="string">
            <text:p>An ad-free, open-source, material designed alternatibe to Android gallery</text:p>
          </table:table-cell>
          <table:table-cell table:style-name="ce40" office:value-type="string" calcext:value-type="string">
            <text:p>gallery</text:p>
          </table:table-cell>
          <table:table-cell table:style-name="ce4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View</text:p>
          </table:table-cell>
          <table:table-cell table:style-name="ce40"/>
          <table:table-cell table:style-name="ce40" office:value-type="string" calcext:value-type="string">
            <text:p>loaders</text:p>
          </table:table-cell>
          <table:table-cell table:style-name="ce4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PdfViewer</text:p>
          </table:table-cell>
          <table:table-cell table:style-name="ce40"/>
          <table:table-cell table:style-name="ce40" office:value-type="string" calcext:value-type="string">
            <text:p>pdf , viewer</text:p>
          </table:table-cell>
          <table:table-cell table:style-name="ce4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xpandingPager</text:p>
          </table:table-cell>
          <table:table-cell table:style-name="ce40" office:value-type="string" calcext:value-type="string">
            <text:p>A card peek-pop controller</text:p>
          </table:table-cell>
          <table:table-cell table:style-name="ce40" office:value-type="string" calcext:value-type="string">
            <text:p>pager , card , peek-pop</text:p>
          </table:table-cell>
          <table:table-cell table:style-name="ce4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oupdOfX</text:p>
          </table:table-cell>
          <table:table-cell table:style-name="ce40" table:number-columns-repeated="2"/>
          <table:table-cell table:style-name="ce4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og</text:p>
          </table:table-cell>
          <table:table-cell table:style-name="ce40"/>
          <table:table-cell table:style-name="ce40" office:value-type="string" calcext:value-type="string">
            <text:p>documentation , command lines</text:p>
          </table:table-cell>
          <table:table-cell table:style-name="ce4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eservoir</text:p>
          </table:table-cell>
          <table:table-cell table:style-name="ce40"/>
          <table:table-cell table:style-name="ce40" office:value-type="string" calcext:value-type="string">
            <text:p>cache , key/value pair , GSON</text:p>
          </table:table-cell>
          <table:table-cell table:style-name="ce4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tackView</text:p>
          </table:table-cell>
          <table:table-cell table:style-name="ce40"/>
          <table:table-cell table:style-name="ce40" office:value-type="string" calcext:value-type="string">
            <text:p>card , stack , view</text:p>
          </table:table-cell>
          <table:table-cell table:style-name="ce4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ralalxRecyclerView</text:p>
          </table:table-cell>
          <table:table-cell table:style-name="ce40"/>
          <table:table-cell table:style-name="ce40" office:value-type="string" calcext:value-type="string">
            <text:p>parallax , recycler view , loadmore</text:p>
          </table:table-cell>
          <table:table-cell table:style-name="ce4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hineButton</text:p>
          </table:table-cell>
          <table:table-cell table:style-name="ce40"/>
          <table:table-cell table:style-name="ce40" office:value-type="string" calcext:value-type="string">
            <text:p>Effects , shining</text:p>
          </table:table-cell>
          <table:table-cell table:style-name="ce4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2" table:number-rows-repeated="3">
          <table:table-cell table:style-name="ce38"/>
          <table:table-cell table:style-name="ce40" table:number-columns-repeated="3"/>
          <table:table-cell table:style-name="ce4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26"/>
        <table:table-column table:style-name="co10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1" table:default-cell-style-name="ce26"/>
        <table:table-column table:style-name="co7" table:number-columns-repeated="230" table:default-cell-style-name="Default"/>
        <table:table-row table:style-name="ro3">
          <table:table-cell table:style-name="ce52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48" office:value-type="string" calcext:value-type="string">
            <text:p>Platform</text:p>
          </table:table-cell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Keywords</text:p>
          </table:table-cell>
          <table:table-cell table:style-name="ce4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utting APK on diet</text:p>
          </table:table-cell>
          <table:table-cell table:style-name="ce29" office:value-type="string" calcext:value-type="string">
            <text:p>Tips to reduce heavy APK and have a better hygiene</text:p>
          </table:table-cell>
          <table:table-cell table:style-name="ce56" office:value-type="string" calcext:value-type="string">
            <text:p>tuto , APK</text:p>
          </table:table-cell>
          <table:table-cell table:style-name="ce4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Store optimisation</text:p>
          </table:table-cell>
          <table:table-cell table:style-name="ce29" office:value-type="string" calcext:value-type="string">
            <text:p>The marketer's guide to app store optimisation by buzinga</text:p>
          </table:table-cell>
          <table:table-cell table:style-name="ce56" office:value-type="string" calcext:value-type="string">
            <text:p>tuto</text:p>
          </table:table-cell>
          <table:table-cell table:style-name="ce4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ultidex</text:p>
          </table:table-cell>
          <table:table-cell table:style-name="ce29" office:value-type="string" calcext:value-type="string">
            <text:p>About multidexing and eprformances</text:p>
          </table:table-cell>
          <table:table-cell table:style-name="ce56" office:value-type="string" calcext:value-type="string">
            <text:p>tuto , multidex</text:p>
          </table:table-cell>
          <table:table-cell table:style-name="ce4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UI Tips for pre and post Lollipop</text:p>
          </table:table-cell>
          <table:table-cell table:style-name="ce29"/>
          <table:table-cell table:style-name="ce56" office:value-type="string" calcext:value-type="string">
            <text:p>tuto , lollipop , design , material</text:p>
          </table:table-cell>
          <table:table-cell table:style-name="ce4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lement app invites</text:p>
          </table:table-cell>
          <table:table-cell table:style-name="ce29"/>
          <table:table-cell table:style-name="ce56" office:value-type="string" calcext:value-type="string">
            <text:p>tuto , app invites</text:p>
          </table:table-cell>
          <table:table-cell table:style-name="ce4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login and signup screens</text:p>
          </table:table-cell>
          <table:table-cell table:style-name="ce29"/>
          <table:table-cell table:style-name="ce56" office:value-type="string" calcext:value-type="string">
            <text:p>tuto , material , login screen</text:p>
          </table:table-cell>
          <table:table-cell table:style-name="ce4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pgrade</text:p>
          </table:table-cell>
          <table:table-cell table:style-name="ce29" office:value-type="string" calcext:value-type="string">
            <text:p>Site de veille</text:p>
          </table:table-cell>
          <table:table-cell table:style-name="ce56"/>
          <table:table-cell table:style-name="ce4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duce your Android build duration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ata Binding Library: Great UI’s with Less code</text:p>
          </table:table-cell>
          <table:table-cell table:style-name="ce29"/>
          <table:table-cell table:style-name="ce56" office:value-type="string" calcext:value-type="string">
            <text:p>tuto , lib , data binding , vues</text:p>
          </table:table-cell>
          <table:table-cell table:style-name="ce4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enymotion, Gradle, Flavors</text:p>
          </table:table-cell>
          <table:table-cell table:style-name="ce29" office:value-type="string" calcext:value-type="string">
            <text:p>Stable functional tests with Genymotion Gradle Plugin and test-specific Product Flavors</text:p>
          </table:table-cell>
          <table:table-cell table:style-name="ce56" office:value-type="string" calcext:value-type="string">
            <text:p>gradle , flavors , genymotion</text:p>
          </table:table-cell>
          <table:table-cell table:style-name="ce4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translations for apps</text:p>
          </table:table-cell>
          <table:table-cell table:style-name="ce29"/>
          <table:table-cell table:style-name="ce56" office:value-type="string" calcext:value-type="string">
            <text:p>traduction , i18n</text:p>
          </table:table-cell>
          <table:table-cell table:style-name="ce4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Quality and performances</text:p>
          </table:table-cell>
          <table:table-cell table:style-name="ce29" office:value-type="string" calcext:value-type="string">
            <text:p>Engineering Android apps for Performance &amp; Quality</text:p>
          </table:table-cell>
          <table:table-cell table:style-name="ce56"/>
          <table:table-cell table:style-name="ce4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10 conseils pour rendre votre présentation mémorable</text:p>
          </table:table-cell>
          <table:table-cell table:style-name="ce29"/>
          <table:table-cell table:style-name="ce56" office:value-type="string" calcext:value-type="string">
            <text:p>pitch , keynote , présentation</text:p>
          </table:table-cell>
          <table:table-cell table:style-name="ce4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Introducing Material Deisgn Lite</text:p>
          </table:table-cell>
          <table:table-cell table:style-name="ce29"/>
          <table:table-cell table:style-name="ce56" office:value-type="string" calcext:value-type="string">
            <text:p>material design</text:p>
          </table:table-cell>
          <table:table-cell table:style-name="ce4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JS</text:p>
          </table:table-cell>
          <table:table-cell table:style-name="ce27"/>
          <table:table-cell table:style-name="ce29" office:value-type="string" calcext:value-type="string">
            <text:p>ES5 to ES6</text:p>
          </table:table-cell>
          <table:table-cell table:style-name="ce56" office:value-type="string" calcext:value-type="string">
            <text:p>ES 5 , ES 6 , JS , JavaScript , ECMA SCRIPT</text:p>
          </table:table-cell>
          <table:table-cell table:style-name="ce4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erformances</text:p>
          </table:table-cell>
          <table:table-cell table:style-name="ce29"/>
          <table:table-cell table:style-name="ce56" office:value-type="string" calcext:value-type="string">
            <text:p>perfs , optimisation , Android , power , memory , leaks</text:p>
          </table:table-cell>
          <table:table-cell table:style-name="ce4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libraries</text:p>
          </table:table-cell>
          <table:table-cell table:style-name="ce29"/>
          <table:table-cell table:style-name="ce56" office:value-type="string" calcext:value-type="string">
            <text:p>material design , libs , UI / UX</text:p>
          </table:table-cell>
          <table:table-cell table:style-name="ce4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&lt;3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op 5 Android Testing Frameworks (with Examples)</text:p>
          </table:table-cell>
          <table:table-cell table:style-name="ce29"/>
          <table:table-cell table:style-name="ce56" office:value-type="string" calcext:value-type="string">
            <text:p>Robotium , Espresso , UI Automator , Appium , Calabash </text:p>
          </table:table-cell>
          <table:table-cell table:style-name="ce4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réer un bon logo d'application mobile</text:p>
          </table:table-cell>
          <table:table-cell table:style-name="ce29"/>
          <table:table-cell table:style-name="ce56" office:value-type="string" calcext:value-type="string">
            <text:p>design , logos</text:p>
          </table:table-cell>
          <table:table-cell table:style-name="ce4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iaspora*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lipingmagic</text:p>
          </table:table-cell>
          <table:table-cell table:style-name="ce29"/>
          <table:table-cell table:style-name="ce56" office:value-type="string" calcext:value-type="string">
            <text:p>png transparent</text:p>
          </table:table-cell>
          <table:table-cell table:style-name="ce4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Designeuropr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JustinMind</text:p>
          </table:table-cell>
          <table:table-cell table:style-name="ce29"/>
          <table:table-cell table:style-name="ce56" office:value-type="string" calcext:value-type="string">
            <text:p>mock up , proto , maquette</text:p>
          </table:table-cell>
          <table:table-cell table:style-name="ce4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5 règles pour réussir son hackathon</text:p>
          </table:table-cell>
          <table:table-cell table:style-name="ce29"/>
          <table:table-cell table:style-name="ce56" office:value-type="string" calcext:value-type="string">
            <text:p>hackathon , conseils</text:p>
          </table:table-cell>
          <table:table-cell table:style-name="ce4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Eliminating Code Overhead</text:p>
          </table:table-cell>
          <table:table-cell table:style-name="ce29"/>
          <table:table-cell table:style-name="ce56" office:value-type="string" calcext:value-type="string">
            <text:p>tutos , code overhead</text:p>
          </table:table-cell>
          <table:table-cell table:style-name="ce4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ive app prototyping tools compared</text:p>
          </table:table-cell>
          <table:table-cell table:style-name="ce29"/>
          <table:table-cell table:style-name="ce56" office:value-type="string" calcext:value-type="string">
            <text:p>comparaisons , apps maquettes</text:p>
          </table:table-cell>
          <table:table-cell table:style-name="ce4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laticons</text:p>
          </table:table-cell>
          <table:table-cell table:style-name="ce29"/>
          <table:table-cell table:style-name="ce56" office:value-type="string" calcext:value-type="string">
            <text:p>images , icons</text:p>
          </table:table-cell>
          <table:table-cell table:style-name="ce4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ppscreenshotmaker</text:p>
          </table:table-cell>
          <table:table-cell table:style-name="ce29"/>
          <table:table-cell table:style-name="ce56" office:value-type="string" calcext:value-type="string">
            <text:p>screen shots , store</text:p>
          </table:table-cell>
          <table:table-cell table:style-name="ce4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Material Design App</text:p>
          </table:table-cell>
          <table:table-cell table:style-name="ce29"/>
          <table:table-cell table:style-name="ce56" office:value-type="string" calcext:value-type="string">
            <text:p>material design , tuto</text:p>
          </table:table-cell>
          <table:table-cell table:style-name="ce4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olor palette</text:p>
          </table:table-cell>
          <table:table-cell table:style-name="ce29"/>
          <table:table-cell table:style-name="ce56" office:value-type="string" calcext:value-type="string">
            <text:p>couleurs , material design</text:p>
          </table:table-cell>
          <table:table-cell table:style-name="ce4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nicode</text:p>
          </table:table-cell>
          <table:table-cell table:style-name="ce29"/>
          <table:table-cell table:style-name="ce56" office:value-type="string" calcext:value-type="string">
            <text:p>unicode</text:p>
          </table:table-cell>
          <table:table-cell table:style-name="ce4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raw.io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elop a secured Android app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JSON schema to POJO</text:p>
          </table:table-cell>
          <table:table-cell table:style-name="ce29"/>
          <table:table-cell table:style-name="ce56" office:value-type="string" calcext:value-type="string">
            <text:p>json , pojo , java</text:p>
          </table:table-cell>
          <table:table-cell table:style-name="ce4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Git VS SVN</text:p>
          </table:table-cell>
          <table:table-cell table:style-name="ce29"/>
          <table:table-cell table:style-name="ce56" office:value-type="string" calcext:value-type="string">
            <text:p>git , svn</text:p>
          </table:table-cell>
          <table:table-cell table:style-name="ce4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ibtastic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3 unit tests to avoid bad surprises on Android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voiding cold starts on Android</text:p>
          </table:table-cell>
          <table:table-cell table:style-name="ce29"/>
          <table:table-cell table:style-name="ce56" office:value-type="string" calcext:value-type="string">
            <text:p>android , cold start</text:p>
          </table:table-cell>
          <table:table-cell table:style-name="ce4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reverse engineering</text:p>
          </table:table-cell>
          <table:table-cell table:style-name="ce29"/>
          <table:table-cell table:style-name="ce56" office:value-type="string" calcext:value-type="string">
            <text:p>android : reverse engineering , dex2jar , jdgui , smali , backsmali</text:p>
          </table:table-cell>
          <table:table-cell table:style-name="ce50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an app survive in the Android ocean</text:p>
          </table:table-cell>
          <table:table-cell table:style-name="ce29"/>
          <table:table-cell table:style-name="ce56" office:value-type="string" calcext:value-type="string">
            <text:p>app , vie app , </text:p>
          </table:table-cell>
          <table:table-cell table:style-name="ce4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hreads</text:p>
          </table:table-cell>
          <table:table-cell table:style-name="ce29"/>
          <table:table-cell table:style-name="ce56" office:value-type="string" calcext:value-type="string">
            <text:p>threads , intent services , services</text:p>
          </table:table-cell>
          <table:table-cell table:style-name="ce4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flip animatiions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roidLinguist</text:p>
          </table:table-cell>
          <table:table-cell table:style-name="ce57" office:value-type="string" calcext:value-type="string">
            <text:p>A tool that helps you easily translate your killer android apps!</text:p>
          </table:table-cell>
          <table:table-cell table:style-name="ce56" office:value-type="string" calcext:value-type="string">
            <text:p>languages , i18n</text:p>
          </table:table-cell>
          <table:table-cell table:style-name="ce5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Adding badge or count to the navigation drawer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Tooleap</text:p>
          </table:table-cell>
          <table:table-cell table:style-name="ce29"/>
          <table:table-cell table:style-name="ce56" office:value-type="string" calcext:value-type="string">
            <text:p>flaoting ui</text:p>
          </table:table-cell>
          <table:table-cell table:style-name="ce5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design native mobile apps ?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efore publishing</text:p>
          </table:table-cell>
          <table:table-cell table:style-name="ce29" office:value-type="string" calcext:value-type="string">
            <text:p>Two things to check before publishing the app</text:p>
          </table:table-cell>
          <table:table-cell table:style-name="ce56" office:value-type="string" calcext:value-type="string">
            <text:p>shareUserId , package, app store</text:p>
          </table:table-cell>
          <table:table-cell table:style-name="ce4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roGuar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oogle App Licensing </text:p>
          </table:table-cell>
          <table:table-cell table:style-name="ce29"/>
          <table:table-cell table:style-name="ce56" office:value-type="string" calcext:value-type="string">
            <text:p>protection , external apk , license</text:p>
          </table:table-cell>
          <table:table-cell table:style-name="ce4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performance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oading DEX cpode over the network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Fighting application size with ProGuard and beyond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How to build a solid base for Matgerial Design App</text:p>
          </table:table-cell>
          <table:table-cell table:style-name="ce28"/>
          <table:table-cell table:style-name="ce56" office:value-type="string" calcext:value-type="string">
            <text:p>material design , case study</text:p>
          </table:table-cell>
          <table:table-cell table:style-name="ce4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timize battery life with GCM</text:p>
          </table:table-cell>
          <table:table-cell table:style-name="ce28"/>
          <table:table-cell table:style-name="ce56" office:value-type="string" calcext:value-type="string">
            <text:p>Android , battery , GCM</text:p>
          </table:table-cell>
          <table:table-cell table:style-name="ce4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code convention</text:p>
          </table:table-cell>
          <table:table-cell table:style-name="ce28"/>
          <table:table-cell table:style-name="ce56" office:value-type="string" calcext:value-type="string">
            <text:p>code convention</text:p>
          </table:table-cell>
          <table:table-cell table:style-name="ce4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Combining Vector Drawables with Day/Night Theme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27" office:value-type="string" calcext:value-type="string">
            <text:p>Mockito</text:p>
          </table:table-cell>
          <table:table-cell table:style-name="ce28"/>
          <table:table-cell table:style-name="ce56" office:value-type="string" calcext:value-type="string">
            <text:p>mocks , TU , mockito</text:p>
          </table:table-cell>
          <table:table-cell table:style-name="ce4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27" office:value-type="string" calcext:value-type="string">
            <text:p>PowerMock</text:p>
          </table:table-cell>
          <table:table-cell table:style-name="ce28"/>
          <table:table-cell table:style-name="ce56" office:value-type="string" calcext:value-type="string">
            <text:p>mocks , TU , mockito , PowerMock</text:p>
          </table:table-cell>
          <table:table-cell table:style-name="ce4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enGL 2</text:p>
          </table:table-cell>
          <table:table-cell table:style-name="ce28"/>
          <table:table-cell table:style-name="ce56" office:value-type="string" calcext:value-type="string">
            <text:p>OpenGL 2</text:p>
          </table:table-cell>
          <table:table-cell table:style-name="ce4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Bottom Navigation</text:p>
          </table:table-cell>
          <table:table-cell table:style-name="ce28"/>
          <table:table-cell table:style-name="ce56" office:value-type="string" calcext:value-type="string">
            <text:p>bottom navigation</text:p>
          </table:table-cell>
          <table:table-cell table:style-name="ce4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utomate screenshots for store</text:p>
          </table:table-cell>
          <table:table-cell table:style-name="ce28"/>
          <table:table-cell table:style-name="ce56" office:value-type="string" calcext:value-type="string">
            <text:p>screen shots</text:p>
          </table:table-cell>
          <table:table-cell table:style-name="ce4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55" office:value-type="string" calcext:value-type="string">
            <text:p>Backup/Restore a Realm database on Google Drive with Drive API</text:p>
          </table:table-cell>
          <table:table-cell table:style-name="ce28"/>
          <table:table-cell table:style-name="ce56" office:value-type="string" calcext:value-type="string">
            <text:p>database , realm , api , google drive</text:p>
          </table:table-cell>
          <table:table-cell table:style-name="ce4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OLID</text:p>
          </table:table-cell>
          <table:table-cell table:style-name="ce28"/>
          <table:table-cell table:style-name="ce56" office:value-type="string" calcext:value-type="string">
            <text:p>solid</text:p>
          </table:table-cell>
          <table:table-cell table:style-name="ce4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Learn X in Y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ccesibility tests</text:p>
          </table:table-cell>
          <table:table-cell table:style-name="ce28"/>
          <table:table-cell table:style-name="ce56" office:value-type="string" calcext:value-type="string">
            <text:p>accessibility tests</text:p>
          </table:table-cell>
          <table:table-cell table:style-name="ce4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ottom Sheets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build material design prototypes</text:p>
          </table:table-cell>
          <table:table-cell table:style-name="ce28"/>
          <table:table-cell table:style-name="ce56" office:value-type="string" calcext:value-type="string">
            <text:p>sketch , pixate , prototype</text:p>
          </table:table-cell>
          <table:table-cell table:style-name="ce4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Visualize and reduce methods count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rchitectures découplées</text:p>
          </table:table-cell>
          <table:table-cell table:style-name="ce28"/>
          <table:table-cell table:style-name="ce56" office:value-type="string" calcext:value-type="string">
            <text:p>RxJava</text:p>
          </table:table-cell>
          <table:table-cell table:style-name="ce4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s tools namespace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he absolute minimum Android developers need to know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rove code inspections with annotations</text:p>
          </table:table-cell>
          <table:table-cell table:style-name="ce27"/>
          <table:table-cell table:style-name="ce56" office:value-type="string" calcext:value-type="string">
            <text:p>annotations , code inspection</text:p>
          </table:table-cell>
          <table:table-cell table:style-name="ce4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ferences</text:p>
          </table:table-cell>
          <table:table-cell table:style-name="ce27"/>
          <table:table-cell table:style-name="ce56" office:value-type="string" calcext:value-type="string">
            <text:p>reference , weakreference , softreference</text:p>
          </table:table-cell>
          <table:table-cell table:style-name="ce4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nstant Run and Android Studio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VP and common code modules</text:p>
          </table:table-cell>
          <table:table-cell table:style-name="ce27"/>
          <table:table-cell table:style-name="ce56" office:value-type="string" calcext:value-type="string">
            <text:p>MVP , common code modules</text:p>
          </table:table-cell>
          <table:table-cell table:style-name="ce4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delab MVP</text:p>
          </table:table-cell>
          <table:table-cell table:style-name="ce27"/>
          <table:table-cell table:style-name="ce56" office:value-type="string" calcext:value-type="string">
            <text:p>MVP</text:p>
          </table:table-cell>
          <table:table-cell table:style-name="ce4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odel View Presenter (MVP)</text:p>
          </table:table-cell>
          <table:table-cell table:style-name="ce27"/>
          <table:table-cell table:style-name="ce56" office:value-type="string" calcext:value-type="string">
            <text:p>MVP</text:p>
          </table:table-cell>
          <table:table-cell table:style-name="ce4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alm, Dagger and MVP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Development Pattern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upporting multiple screens</text:p>
          </table:table-cell>
          <table:table-cell table:style-name="ce27"/>
          <table:table-cell table:style-name="ce56" office:value-type="string" calcext:value-type="string">
            <text:p>Android , resolution , dpi , size , screens</text:p>
          </table:table-cell>
          <table:table-cell table:style-name="ce5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ystem permisions</text:p>
          </table:table-cell>
          <table:table-cell table:style-name="ce27"/>
          <table:table-cell table:style-name="ce56" office:value-type="string" calcext:value-type="string">
            <text:p>normal , dangerous , permisions</text:p>
          </table:table-cell>
          <table:table-cell table:style-name="ce4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Nimbledroid</text:p>
          </table:table-cell>
          <table:table-cell table:style-name="ce27"/>
          <table:table-cell table:style-name="ce56" office:value-type="string" calcext:value-type="string">
            <text:p>performance , analysis</text:p>
          </table:table-cell>
          <table:table-cell table:style-name="ce4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ing responsive UI</text:p>
          </table:table-cell>
          <table:table-cell table:style-name="ce27"/>
          <table:table-cell table:style-name="ce56" office:value-type="string" calcext:value-type="string">
            <text:p>Android , resolution , dpi , size , screens , responsive , UI</text:p>
          </table:table-cell>
          <table:table-cell table:style-name="ce4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scheduler</text:p>
          </table:table-cell>
          <table:table-cell table:style-name="ce27"/>
          <table:table-cell table:style-name="ce56" office:value-type="string" calcext:value-type="string">
            <text:p>job scheduler , sync adapter , gcm network manager</text:p>
          </table:table-cell>
          <table:table-cell table:style-name="ce4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ice Art Generator</text:p>
          </table:table-cell>
          <table:table-cell table:style-name="ce27"/>
          <table:table-cell table:style-name="ce56" office:value-type="string" calcext:value-type="string">
            <text:p>android , devices , mockups , screenshots , captures , store</text:p>
          </table:table-cell>
          <table:table-cell table:style-name="ce4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nstraint Layout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ransition animations sample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ottomSheetBehavior and AnchorSheetBehavior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intain its custom view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ssets minification for leaner APK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nderThread</text:p>
          </table:table-cell>
          <table:table-cell table:style-name="ce27"/>
          <table:table-cell table:style-name="ce56" office:value-type="string" calcext:value-type="string">
            <text:p>thread , animations , canvas</text:p>
          </table:table-cell>
          <table:table-cell table:style-name="ce4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Why your canvas shapes are not smooth</text:p>
          </table:table-cell>
          <table:table-cell table:style-name="ce27"/>
          <table:table-cell table:style-name="ce56" office:value-type="string" calcext:value-type="string">
            <text:p>canvas</text:p>
          </table:table-cell>
          <table:table-cell table:style-name="ce4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contraint layout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uilding an Android app using the MVP pattern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and crypto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Settings Screen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56" office:value-type="string" calcext:value-type="string">
            <text:p>Devices metrics</text:p>
          </table:table-cell>
          <table:table-cell table:style-name="ce28"/>
          <table:table-cell table:style-name="ce56" office:value-type="string" calcext:value-type="string">
            <text:p>Dp , px , density , ratio , width , height</text:p>
          </table:table-cell>
          <table:table-cell table:style-name="ce5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Launch screen : from a tap to your app</text:p>
          </table:table-cell>
          <table:table-cell table:style-name="ce28"/>
          <table:table-cell table:style-name="ce56"/>
          <table:table-cell table:style-name="ce5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Neo Nomade</text:p>
          </table:table-cell>
          <table:table-cell table:style-name="ce28"/>
          <table:table-cell table:style-name="ce56" office:value-type="string" calcext:value-type="string">
            <text:p>Coworking , télécentre , wigwam</text:p>
          </table:table-cell>
          <table:table-cell table:style-name="ce5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MIME Types</text:p>
          </table:table-cell>
          <table:table-cell table:style-name="ce28"/>
          <table:table-cell table:style-name="ce56"/>
          <table:table-cell table:style-name="ce5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The curious case of dependency conflicts</text:p>
          </table:table-cell>
          <table:table-cell table:style-name="ce28"/>
          <table:table-cell table:style-name="ce56" office:value-type="string" calcext:value-type="string">
            <text:p>Gradle , conflits , dependences</text:p>
          </table:table-cell>
          <table:table-cell table:style-name="ce5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Identify, treat and avoid memory leaks</text:p>
          </table:table-cell>
          <table:table-cell table:style-name="ce28"/>
          <table:table-cell table:style-name="ce56" office:value-type="string" calcext:value-type="string">
            <text:p>memory , leaks</text:p>
          </table:table-cell>
          <table:table-cell table:style-name="ce5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Using Bitmap Pools in Android</text:p>
          </table:table-cell>
          <table:table-cell table:style-name="ce28"/>
          <table:table-cell table:style-name="ce56" office:value-type="string" calcext:value-type="string">
            <text:p>bitmap , bitmap pools</text:p>
          </table:table-cell>
          <table:table-cell table:style-name="ce5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Android app performances tips</text:p>
          </table:table-cell>
          <table:table-cell table:style-name="ce28"/>
          <table:table-cell table:style-name="ce56" office:value-type="string" calcext:value-type="string">
            <text:p>performances </text:p>
          </table:table-cell>
          <table:table-cell table:style-name="ce5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y Activity</text:p>
          </table:table-cell>
          <table:table-cell table:style-name="ce56" office:value-type="string" calcext:value-type="string">
            <text:p>Manage its activity through Google's services and products</text:p>
          </table:table-cell>
          <table:table-cell table:style-name="ce56" office:value-type="string" calcext:value-type="string">
            <text:p>google</text:p>
          </table:table-cell>
          <table:table-cell table:style-name="ce5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aps timeline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5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Dashboard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5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y account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5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 : Tor</text:p>
          </table:table-cell>
          <table:table-cell table:style-name="ce56"/>
          <table:table-cell table:style-name="ce56" office:value-type="string" calcext:value-type="string">
            <text:p>privacy , linux , tor</text:p>
          </table:table-cell>
          <table:table-cell table:style-name="ce5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 : Cryptsetup</text:p>
          </table:table-cell>
          <table:table-cell table:style-name="ce56"/>
          <table:table-cell table:style-name="ce56" office:value-type="string" calcext:value-type="string">
            <text:p>privacy , linux</text:p>
          </table:table-cell>
          <table:table-cell table:style-name="ce5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Tor Browser</text:p>
          </table:table-cell>
          <table:table-cell table:style-name="ce56"/>
          <table:table-cell table:style-name="ce56" office:value-type="string" calcext:value-type="string">
            <text:p>Privacy , tor</text:p>
          </table:table-cell>
          <table:table-cell table:style-name="ce5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CyanogenMod</text:p>
          </table:table-cell>
          <table:table-cell table:style-name="ce56" table:number-columns-repeated="2"/>
          <table:table-cell table:style-name="ce5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ArchLinux</text:p>
          </table:table-cell>
          <table:table-cell table:style-name="ce56"/>
          <table:table-cell table:style-name="ce56" office:value-type="string" calcext:value-type="string">
            <text:p>linux</text:p>
          </table:table-cell>
          <table:table-cell table:style-name="ce5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 Mint</text:p>
          </table:table-cell>
          <table:table-cell table:style-name="ce56"/>
          <table:table-cell table:style-name="ce56" office:value-type="string" calcext:value-type="string">
            <text:p>linux</text:p>
          </table:table-cell>
          <table:table-cell table:style-name="ce5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Keybase.io</text:p>
          </table:table-cell>
          <table:table-cell table:style-name="ce56"/>
          <table:table-cell table:style-name="ce56" office:value-type="string" calcext:value-type="string">
            <text:p>privacy , identity , public keys</text:p>
          </table:table-cell>
          <table:table-cell table:style-name="ce5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Mailvelope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5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ProtonMail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5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Spideroak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5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Cryptocat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5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Bleep</text:p>
          </table:table-cell>
          <table:table-cell table:style-name="ce56"/>
          <table:table-cell table:style-name="ce56" office:value-type="string" calcext:value-type="string">
            <text:p>privacy , chat</text:p>
          </table:table-cell>
          <table:table-cell table:style-name="ce5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Epic Privacy Browser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5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 table:number-rows-repeated="70">
          <table:table-cell table:style-name="ce25"/>
          <table:table-cell table:style-name="ce56" table:number-columns-repeated="3"/>
          <table:table-cell table:style-name="ce58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5:06:29.548066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5:10:38.299635999</dc:date>
    <meta:editing-duration>PT16M18S</meta:editing-duration>
    <meta:editing-cycles>19</meta:editing-cycles>
    <meta:generator>LibreOffice/4.2.8.2$Linux_X86_64 LibreOffice_project/420m0$Build-2</meta:generator>
    <meta:document-statistic meta:table-count="4" meta:cell-count="999" meta:object-count="0"/>
  </office:meta>
</office:document-meta>
</file>